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仿宋_GB2312" svg:font-family="仿宋_GB2312, 仿宋" style:font-family-generic="modern"/>
    <style:font-face style:name="幼圆" svg:font-family="幼圆" style:font-family-generic="modern"/>
    <style:font-face style:name="方正小标宋简体" svg:font-family="方正小标宋简体, 宋体" style:font-family-generic="roman"/>
    <style:font-face style:name="Noto Sans CJK SC Regular1" svg:font-family="'Noto Sans CJK SC Regular', 'Times New Roman'" style:font-pitch="variable"/>
    <style:font-face style:name="华文中宋" svg:font-family="华文中宋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207cm" table:align="left" style:writing-mode="lr-tb"/>
    </style:style>
    <style:style style:name="表格1.A" style:family="table-column">
      <style:table-column-properties style:column-width="3.048cm"/>
    </style:style>
    <style:style style:name="表格1.B" style:family="table-column">
      <style:table-column-properties style:column-width="14.159cm"/>
    </style:style>
    <style:style style:name="表格1.1" style:family="table-row">
      <style:table-row-properties style:min-row-height="1.356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2" style:family="table-row">
      <style:table-row-properties style:min-row-height="1.309cm" fo:keep-together="auto"/>
    </style:style>
    <style:style style:name="表格1.3" style:family="table-row">
      <style:table-row-properties style:min-row-height="1.111cm" fo:keep-together="auto"/>
    </style:style>
    <style:style style:name="表格1.5" style:family="table-row">
      <style:table-row-properties style:min-row-height="1.441cm" fo:keep-together="auto"/>
    </style:style>
    <style:style style:name="P1" style:family="paragraph" style:parent-style-name="Standard">
      <style:paragraph-properties fo:line-height="0.706cm" style:snap-to-layout-grid="false"/>
    </style:style>
    <style:style style:name="P2" style:family="paragraph" style:parent-style-name="Standard">
      <style:text-properties fo:color="#000000" style:font-name="华文中宋" fo:font-size="16pt" fo:font-weight="bold" style:font-name-asian="华文中宋" style:font-size-asian="16pt" style:font-weight-asian="bold" style:font-name-complex="华文中宋"/>
    </style:style>
    <style:style style:name="P3" style:family="paragraph" style:parent-style-name="Standard">
      <style:paragraph-properties fo:line-height="0.706cm" fo:text-align="center" style:justify-single-word="false"/>
      <style:text-properties fo:color="#000000" style:font-name="华文中宋" fo:font-size="16pt" fo:font-weight="bold" style:font-name-asian="华文中宋" style:font-size-asian="16pt" style:font-weight-asian="bold" style:font-name-complex="华文中宋"/>
    </style:style>
    <style:style style:name="P4" style:family="paragraph" style:parent-style-name="Standard">
      <style:paragraph-properties fo:line-height="0.706cm" fo:text-align="center" style:justify-single-word="false"/>
      <style:text-properties fo:color="#000000" style:font-name="方正小标宋简体" fo:font-size="14pt" fo:font-weight="bold" style:font-name-asian="方正小标宋简体" style:font-size-asian="14pt" style:font-weight-asian="bold" style:font-name-complex="方正小标宋简体"/>
    </style:style>
    <style:style style:name="P5" style:family="paragraph" style:parent-style-name="Standard">
      <style:paragraph-properties fo:line-height="0.706cm" fo:text-align="center" style:justify-single-word="false"/>
      <style:text-properties fo:color="#000000" style:font-name="幼圆" fo:font-size="12pt" style:font-name-asian="幼圆" style:font-size-asian="12pt" style:font-name-complex="宋体"/>
    </style:style>
    <style:style style:name="P6" style:family="paragraph" style:parent-style-name="Standard">
      <style:paragraph-properties fo:line-height="0.706cm" fo:text-align="center" style:justify-single-word="false" style:snap-to-layout-grid="false"/>
      <style:text-properties fo:color="#000000" style:font-name="仿宋_GB2312" fo:font-size="12pt" style:font-name-asian="仿宋_GB2312" style:font-size-asian="12pt" style:font-name-complex="宋体"/>
    </style:style>
    <style:style style:name="P7" style:family="paragraph" style:parent-style-name="Standard">
      <style:paragraph-properties fo:line-height="0.706cm"/>
      <style:text-properties fo:color="#000000" style:font-name="仿宋_GB2312" fo:font-size="12pt" style:font-name-asian="仿宋_GB2312" style:font-size-asian="12pt" style:font-name-complex="仿宋_GB2312"/>
    </style:style>
    <style:style style:name="P8" style:family="paragraph" style:parent-style-name="Standard">
      <style:paragraph-properties fo:line-height="0.706cm" style:snap-to-layout-grid="false"/>
      <style:text-properties fo:color="#000000" style:font-name="仿宋_GB2312" fo:font-size="12pt" style:font-name-asian="仿宋_GB2312" style:font-size-asian="12pt" style:font-name-complex="仿宋_GB2312"/>
    </style:style>
    <style:style style:name="P9" style:family="paragraph" style:parent-style-name="Standard">
      <style:paragraph-properties fo:margin-left="0cm" fo:margin-right="0cm" fo:line-height="0.706cm" fo:text-indent="2.54cm" style:auto-text-indent="false"/>
    </style:style>
    <style:style style:name="P10" style:family="paragraph" style:parent-style-name="Standard" style:master-page-name="Standard">
      <style:paragraph-properties fo:line-height="0.706cm" fo:text-align="center" style:justify-single-word="false" style:page-number="auto"/>
      <style:text-properties fo:color="#000000" style:font-name="华文中宋" fo:font-size="16pt" fo:font-weight="bold" style:font-name-asian="华文中宋" style:font-size-asian="16pt" style:font-weight-asian="bold" style:font-name-complex="华文中宋"/>
    </style:style>
    <style:style style:name="T1" style:family="text">
      <style:text-properties fo:color="#000000" style:font-name="仿宋_GB2312" fo:font-size="12pt" style:font-name-asian="仿宋_GB2312" style:font-size-asian="12pt" style:font-name-complex="仿宋_GB2312"/>
    </style:style>
    <style:style style:name="T2" style:family="text">
      <style:text-properties fo:color="#000000" style:font-name="仿宋_GB2312" fo:font-size="12pt" style:font-name-asian="仿宋_GB2312" style:font-size-asian="12pt" style:font-name-complex="宋体"/>
    </style:style>
    <style:style style:name="T3" style:family="text">
      <style:text-properties fo:color="#000000" style:font-name="仿宋_GB2312" fo:font-size="12pt" fo:font-weight="bold" style:font-name-asian="仿宋_GB2312" style:font-size-asian="12pt" style:font-weight-asian="bold" style:font-name-complex="宋体"/>
    </style:style>
    <style:style style:name="T4" style:family="text">
      <style:text-properties fo:color="#000000" style:font-name="仿宋_GB2312" fo:font-size="12pt" fo:font-weight="bold" style:font-name-asian="仿宋_GB2312" style:font-size-asian="12pt" style:font-weight-asian="bold" style:font-name-complex="仿宋_GB2312"/>
    </style:style>
    <style:style style:name="T5" style:family="text">
      <style:text-properties fo:color="#000000" style:font-name="幼圆" fo:font-size="12pt" style:font-name-asian="幼圆" style:font-size-asian="12pt" style:font-name-complex="幼圆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网络组学习记录</text:p>
      <text:p text:style-name="P4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5">姓名</text:p>
          </table:table-cell>
          <table:table-cell table:style-name="表格1.B1" office:value-type="string">
            <text:p text:style-name="P6">万宗祺</text:p>
          </table:table-cell>
        </table:table-row>
        <table:table-row table:style-name="表格1.2">
          <table:table-cell table:style-name="表格1.A1" office:value-type="string">
            <text:p text:style-name="P5">学习主题</text:p>
          </table:table-cell>
          <table:table-cell table:style-name="表格1.B1" office:value-type="string">
            <text:p text:style-name="P8"/>
            <text:p text:style-name="P7">PHP</text:p>
          </table:table-cell>
        </table:table-row>
        <table:table-row table:style-name="表格1.3">
          <table:table-cell table:style-name="表格1.A1" office:value-type="string">
            <text:p text:style-name="P5">学习时间</text:p>
          </table:table-cell>
          <table:table-cell table:style-name="表格1.B1" office:value-type="string">
            <text:p text:style-name="P9"><text:span text:style-name="T5">2016</text:span><text:span text:style-name="T2">年 <text:s text:c="3"/></text:span><text:span text:style-name="T1">11</text:span><text:span text:style-name="T2">月 <text:s text:c="3"/></text:span><text:span text:style-name="T1">10</text:span><text:span text:style-name="T2">日</text:span><text:span text:style-name="T3">—— <text:s text:c="9"/></text:span><text:span text:style-name="T4">2016</text:span><text:span text:style-name="T2">年 <text:s/></text:span><text:span text:style-name="T1">11 </text:span><text:span text:style-name="T2">月 <text:s/></text:span><text:span text:style-name="T1">17 <text:s/></text:span><text:span text:style-name="T2">日</text:span></text:p>
          </table:table-cell>
        </table:table-row>
        <table:table-row table:style-name="表格1.3">
          <table:table-cell table:style-name="表格1.A1" office:value-type="string">
            <text:p text:style-name="P5">学习内容</text:p>
          </table:table-cell>
          <table:table-cell table:style-name="表格1.B1" office:value-type="string">
            <text:p text:style-name="P1"><text:span text:style-name="T2">围绕通讯录工程学习</text:span><text:span text:style-name="T1">PHP</text:span><text:span text:style-name="T2">和</text:span><text:span text:style-name="T1">mysql</text:span></text:p>
          </table:table-cell>
        </table:table-row>
        <table:table-row table:style-name="表格1.5">
          <table:table-cell table:style-name="表格1.A1" office:value-type="string">
            <text:p text:style-name="P5">疑难困惑</text:p>
          </table:table-cell>
          <table:table-cell table:style-name="表格1.B1" office:value-type="string">
            <text:p text:style-name="P1"><text:span text:style-name="T2">不会如何熟练使用</text:span><text:span text:style-name="T1">HTML,CSS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仿宋_GB2312" svg:font-family="仿宋_GB2312, 仿宋" style:font-family-generic="modern"/>
    <style:font-face style:name="幼圆" svg:font-family="幼圆" style:font-family-generic="modern"/>
    <style:font-face style:name="方正小标宋简体" svg:font-family="方正小标宋简体, 宋体" style:font-family-generic="roman"/>
    <style:font-face style:name="Noto Sans CJK SC Regular1" svg:font-family="'Noto Sans CJK SC Regular', 'Times New Roman'" style:font-pitch="variable"/>
    <style:font-face style:name="华文中宋" svg:font-family="华文中宋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Noto Sans CJK SC Regular1" style:font-family-complex="'Noto Sans CJK SC Regular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Gao</meta:initial-creator>
    <meta:creation-date>2016-11-10T09:01:00</meta:creation-date>
    <dc:date>2016-11-21T19:25:50.251743100</dc:date>
    <meta:editing-cycles>4</meta:editing-cycles>
    <meta:editing-duration>PT2M39S</meta:editing-duration>
    <meta:document-statistic meta:table-count="1" meta:image-count="0" meta:object-count="0" meta:page-count="1" meta:paragraph-count="11" meta:word-count="62" meta:character-count="114" meta:non-whitespace-character-count="89"/>
    <meta:generator>LibreOffice/5.1.4.2$Linux_X86_64 LibreOffice_project/10m0$Build-2</meta:generator>
  </office:meta>
</office:document-meta>
</file>